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9cm" svg:stroke-color="#000000" draw:stroke-linejoin="miter" svg:stroke-linecap="butt" draw:fill="none" fo:padding-top="0.019cm" fo:padding-bottom="0.019cm" fo:padding-left="0.019cm" fo:padding-right="0.019cm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loext:graphic-properties draw:fill="none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76cm" svg:height="3.16cm" svg:x="0.155cm" svg:y="0.121cm" svg:viewBox="0 0 12761 3161" draw:points="0,1581 0,0 12761,0 12761,3161 0,3161">
          <text:p/>
        </draw:polygon>
        <draw:line draw:style-name="gr1" draw:text-style-name="P1" draw:layer="layout" svg:x1="3.335cm" svg:y1="0.101cm" svg:x2="3.335cm" svg:y2="2.501cm">
          <text:p/>
        </draw:line>
        <draw:line draw:style-name="gr1" draw:text-style-name="P1" draw:layer="layout" svg:x1="6.535cm" svg:y1="0.101cm" svg:x2="6.535cm" svg:y2="2.501cm">
          <text:p/>
        </draw:line>
        <draw:line draw:style-name="gr1" draw:text-style-name="P1" draw:layer="layout" svg:x1="9.735cm" svg:y1="0.101cm" svg:x2="9.735cm" svg:y2="2.501cm">
          <text:p/>
        </draw:line>
        <draw:polygon draw:style-name="gr1" draw:text-style-name="P1" draw:layer="layout" svg:width="0.36cm" svg:height="0.56cm" svg:x="0.755cm" svg:y="0.721cm" svg:viewBox="0 0 361 561" draw:points="0,281 0,0 361,0 361,561 0,561">
          <text:p/>
        </draw:polygon>
        <draw:polygon draw:style-name="gr1" draw:text-style-name="P1" draw:layer="layout" svg:width="0.36cm" svg:height="0.56cm" svg:x="2.355cm" svg:y="0.921cm" svg:viewBox="0 0 361 561" draw:points="0,280 0,0 361,0 361,561 0,561">
          <text:p/>
        </draw:polygon>
        <draw:path draw:style-name="gr1" draw:text-style-name="P1" draw:layer="layout" svg:width="0.36cm" svg:height="0.36cm" svg:x="7.555cm" svg:y="1.121cm" svg:viewBox="0 0 361 361" svg:d="M361 181c0-101-81-181-180-181-100 0-181 80-181 181 0 99 81 180 181 180 99 0 180-81 180-180z">
          <text:p/>
        </draw:path>
        <draw:polyline draw:style-name="gr1" draw:text-style-name="P1" draw:layer="layout" svg:width="0.2cm" svg:height="0.6cm" svg:x="7.535cm" svg:y="1.501cm" svg:viewBox="0 0 201 601" draw:points="201,0 201,400 0,601 201,400">
          <text:p/>
        </draw:polyline>
        <draw:line draw:style-name="gr1" draw:text-style-name="P1" draw:layer="layout" svg:x1="7.735cm" svg:y1="1.901cm" svg:x2="7.936cm" svg:y2="2.102cm">
          <text:p/>
        </draw:line>
        <draw:line draw:style-name="gr1" draw:text-style-name="P1" draw:layer="layout" svg:x1="7.535cm" svg:y1="1.701cm" svg:x2="7.935cm" svg:y2="1.701cm">
          <text:p/>
        </draw:line>
        <draw:frame draw:style-name="gr2" draw:text-style-name="P3" draw:layer="layout" svg:width="1.4cm" svg:height="0.4cm" svg:x="4.3cm" svg:y="0.2cm">
          <draw:text-box>
            <text:p text:style-name="P2"><text:span text:style-name="T1">Office 2</text:span></text:p>
          </draw:text-box>
        </draw:frame>
        <draw:frame draw:style-name="gr2" draw:text-style-name="P3" draw:layer="layout" svg:width="1.4cm" svg:height="0.4cm" svg:x="1.1cm" svg:y="0.2cm">
          <draw:text-box>
            <text:p text:style-name="P2"><text:span text:style-name="T1">Office 1</text:span></text:p>
          </draw:text-box>
        </draw:frame>
        <draw:frame draw:style-name="gr3" draw:text-style-name="P3" draw:layer="layout" svg:width="1.7cm" svg:height="0.39cm" svg:x="7.3cm" svg:y="0.2cm">
          <draw:text-box>
            <text:p text:style-name="P2"><text:span text:style-name="T1">Kitchen</text:span></text:p>
          </draw:text-box>
        </draw:frame>
        <draw:frame draw:style-name="gr2" draw:text-style-name="P3" draw:layer="layout" svg:width="1.4cm" svg:height="0.4cm" svg:x="10.5cm" svg:y="0.2cm">
          <draw:text-box>
            <text:p text:style-name="P2"><text:span text:style-name="T1">Libra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3cm" fo:margin-bottom="0.091cm" fo:margin-left="0.1cm" fo:margin-right="0.1cm" fo:page-width="12.999cm" fo:page-height="3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22T15:26:03.692955158</dc:date>
    <meta:editing-duration>PT4M17S</meta:editing-duration>
    <meta:editing-cycles>1</meta:editing-cycles>
    <meta:document-statistic meta:object-count="14"/>
    <meta:generator>LibreOffice/6.0.4.2$Linux_X86_64 LibreOffice_project/ffd98959f75c3d4df93843a2fb47af8ab67746fd</meta:generator>
  </office:meta>
</office:document-meta>
</file>